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8.202cm" table:align="left"/>
    </style:style>
    <style:style style:name="Tableau1.A" style:family="table-column">
      <style:table-column-properties style:column-width="8.202cm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8.008cm" table:align="margins"/>
    </style:style>
    <style:style style:name="Tableau4.A" style:family="table-column">
      <style:table-column-properties style:column-width="4.004cm" style:rel-column-width="32767*"/>
    </style:style>
    <style:style style:name="Tableau4.B" style:family="table-column">
      <style:table-column-properties style:column-width="4.004cm" style:rel-column-width="32768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ed3e" officeooo:paragraph-rsid="0012ed3e"/>
    </style:style>
    <style:style style:name="P2" style:family="paragraph" style:parent-style-name="Standard">
      <style:paragraph-properties fo:text-align="center" style:justify-single-word="false"/>
      <style:text-properties officeooo:rsid="0012ed3e" officeooo:paragraph-rsid="0012ed3e"/>
    </style:style>
    <style:style style:name="P3" style:family="paragraph" style:parent-style-name="Standard">
      <style:paragraph-properties fo:text-align="start" style:justify-single-word="false"/>
      <style:text-properties officeooo:rsid="0012ed3e" officeooo:paragraph-rsid="0016077f"/>
    </style:style>
    <style:style style:name="P4" style:family="paragraph" style:parent-style-name="Standard">
      <style:paragraph-properties fo:text-align="start" style:justify-single-word="false"/>
      <style:text-properties officeooo:rsid="00131149" officeooo:paragraph-rsid="0016077f"/>
    </style:style>
    <style:style style:name="P5" style:family="paragraph" style:parent-style-name="Standard">
      <style:paragraph-properties fo:text-align="start" style:justify-single-word="false"/>
      <style:text-properties officeooo:rsid="00141b91" officeooo:paragraph-rsid="00141b91"/>
    </style:style>
    <style:style style:name="P6" style:family="paragraph" style:parent-style-name="Standard">
      <style:paragraph-properties fo:text-align="start" style:justify-single-word="false"/>
      <style:text-properties officeooo:rsid="00174cdd" officeooo:paragraph-rsid="00174cdd"/>
    </style:style>
    <style:style style:name="P7" style:family="paragraph" style:parent-style-name="Standard">
      <style:paragraph-properties fo:text-align="start" style:justify-single-word="false"/>
      <style:text-properties officeooo:rsid="0017ab4b" officeooo:paragraph-rsid="0017ab4b"/>
    </style:style>
    <style:style style:name="P8" style:family="paragraph" style:parent-style-name="Standard">
      <style:text-properties officeooo:rsid="0018ee9d" officeooo:paragraph-rsid="0018ee9d"/>
    </style:style>
    <style:style style:name="P9" style:family="paragraph" style:parent-style-name="Standard">
      <style:text-properties officeooo:rsid="0018ee9d" officeooo:paragraph-rsid="0018ee9d" fo:background-color="#00cccc"/>
    </style:style>
    <style:style style:name="P10" style:family="paragraph" style:parent-style-name="Standard">
      <style:text-properties officeooo:rsid="001b9507" officeooo:paragraph-rsid="001b9507" fo:background-color="#00cccc"/>
    </style:style>
    <style:style style:name="P11" style:family="paragraph" style:parent-style-name="Standard">
      <style:text-properties officeooo:rsid="0018ee9d" officeooo:paragraph-rsid="0018ee9d" fo:background-color="transparent"/>
    </style:style>
    <style:style style:name="P12" style:family="paragraph" style:parent-style-name="Standard">
      <style:text-properties officeooo:rsid="001b9507" officeooo:paragraph-rsid="001b9507" fo:background-color="transparent"/>
    </style:style>
    <style:style style:name="P13" style:family="paragraph" style:parent-style-name="Standard">
      <style:text-properties officeooo:rsid="001c3cea" officeooo:paragraph-rsid="001c3cea" fo:background-color="transparent"/>
    </style:style>
    <style:style style:name="P14" style:family="paragraph" style:parent-style-name="Standard">
      <style:text-properties officeooo:rsid="001e2192" officeooo:paragraph-rsid="001e2192" fo:background-color="transparent"/>
    </style:style>
    <style:style style:name="P15" style:family="paragraph" style:parent-style-name="Standard">
      <style:text-properties officeooo:rsid="001f7e1d" officeooo:paragraph-rsid="001f7e1d" fo:background-color="transparent"/>
    </style:style>
    <style:style style:name="P16" style:family="paragraph" style:parent-style-name="Standard">
      <style:text-properties officeooo:rsid="0020943f" officeooo:paragraph-rsid="0020943f" fo:background-color="transparent"/>
    </style:style>
    <style:style style:name="P17" style:family="paragraph" style:parent-style-name="Standard">
      <style:text-properties officeooo:rsid="0021a040" officeooo:paragraph-rsid="0021a040" fo:background-color="transparent"/>
    </style:style>
    <style:style style:name="P18" style:family="paragraph" style:parent-style-name="Standard">
      <style:text-properties officeooo:rsid="0022322b" officeooo:paragraph-rsid="0022322b" fo:background-color="transparent"/>
    </style:style>
    <style:style style:name="P19" style:family="paragraph" style:parent-style-name="Table_20_Contents">
      <style:text-properties officeooo:rsid="0022322b" officeooo:paragraph-rsid="0022322b"/>
    </style:style>
    <style:style style:name="P20" style:family="paragraph" style:parent-style-name="Standard">
      <style:paragraph-properties fo:text-align="start" style:justify-single-word="false"/>
      <style:text-properties officeooo:rsid="00141b91" officeooo:paragraph-rsid="0016077f"/>
    </style:style>
    <style:style style:name="P21" style:family="paragraph" style:parent-style-name="Standard">
      <style:text-properties officeooo:rsid="001e2192" officeooo:paragraph-rsid="001e2192" fo:background-color="#00cccc"/>
    </style:style>
    <style:style style:name="P22" style:family="paragraph" style:parent-style-name="Standard">
      <style:text-properties officeooo:rsid="002300ff" officeooo:paragraph-rsid="0022322b" fo:background-color="transparent"/>
    </style:style>
    <style:style style:name="P23" style:family="paragraph" style:parent-style-name="Standard">
      <style:text-properties officeooo:rsid="002300ff" officeooo:paragraph-rsid="002300ff" fo:background-color="transparent"/>
    </style:style>
    <style:style style:name="P24" style:family="paragraph" style:parent-style-name="Standard">
      <style:text-properties officeooo:rsid="001b9507" officeooo:paragraph-rsid="001b9507" fo:background-color="transparent"/>
    </style:style>
    <style:style style:name="P25" style:family="paragraph" style:parent-style-name="Standard">
      <style:text-properties officeooo:rsid="0024f6e1" officeooo:paragraph-rsid="0024f6e1" fo:background-color="transparent"/>
    </style:style>
    <style:style style:name="P26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2300ff" officeooo:paragraph-rsid="0022322b" fo:background-color="transparent"/>
    </style:style>
    <style:style style:name="T1" style:family="text">
      <style:text-properties officeooo:rsid="00131149"/>
    </style:style>
    <style:style style:name="T2" style:family="text">
      <style:text-properties fo:background-color="#00cccc" loext:char-shading-value="0"/>
    </style:style>
    <style:style style:name="T3" style:family="text">
      <style:text-properties officeooo:rsid="0016077f"/>
    </style:style>
    <style:style style:name="T4" style:family="text">
      <style:text-properties fo:background-color="transparent" loext:char-shading-value="0"/>
    </style:style>
    <style:style style:name="T5" style:family="text">
      <style:text-properties officeooo:rsid="00174cdd" fo:background-color="transparent" loext:char-shading-value="0"/>
    </style:style>
    <style:style style:name="T6" style:family="text">
      <style:text-properties officeooo:rsid="001aa8a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urs javascript</text:p>
      <text:p text:style-name="P2"/>
      <text:p text:style-name="P3"><text:span text:style-name="T2">variable</text:span><text:span text:style-name="T4"> </text:span><text:span text:style-name="T5">=</text:span> espace de stockage <text:s/><text:span text:style-name="T3">avec plusieurs types .</text:span></text:p>
      <text:p text:style-name="P3"><text:span text:style-name="T3">de types</text:span> <text:s/><text:span text:style-name="T1">strings: chaines de caractères</text:span></text:p>
      <text:p text:style-name="P4"><text:span text:style-name="T3">de type </text:span>numeriques:ci elle contiens des chiffres. </text:p>
      <text:p text:style-name="P20">De type boolean: ci elle est vrai ou fausse.</text:p>
      <text:p text:style-name="P5">Elle peu <text:span text:style-name="T3">ê</text:span>tre utilisé dans une fonction.</text:p>
      <text:p text:style-name="P7">De type char : <text:s/>1 caractères</text:p>
      <text:p text:style-name="P7">de type float: nombre a virgule</text:p>
      <text:p text:style-name="P5"/>
      <text:p text:style-name="P6"><text:span text:style-name="T2">Utf8</text:span> = 1 caractere vaut 1 octet</text:p>
      <text:p text:style-name="P1"/>
      <text:p text:style-name="P9">condition</text:p>
      <text:p text:style-name="P8">if = si</text:p>
      <text:p text:style-name="P8">else = sinon</text:p>
      <text:p text:style-name="P8">else if = sinon si</text:p>
      <text:p text:style-name="P8"/>
      <text:p text:style-name="P9">boucle</text:p>
      <text:p text:style-name="P11">while = tant que</text:p>
      <text:p text:style-name="P11">do while = faire tant que</text:p>
      <text:p text:style-name="P11">for = pour <text:s/><text:span text:style-name="T6">(</text:span>Utilser pour travailler sur les listes<text:span text:style-name="T6">)</text:span></text:p>
      <text:p text:style-name="P11"/>
      <text:p text:style-name="P10">operateurs</text:p>
      <text:p text:style-name="P12">+ </text:p>
      <text:p text:style-name="P12">-</text:p>
      <text:p text:style-name="P12">/</text:p>
      <text:p text:style-name="P12">*</text:p>
      <text:p text:style-name="P12">%</text:p>
      <text:p text:style-name="P12">= affection (droite a gauche)</text:p>
      <text:p text:style-name="P12">! : negation</text:p>
      <text:p text:style-name="P13">== : egalité</text:p>
      <text:p text:style-name="P13">a&gt;b : a superieur a b</text:p>
      <text:p text:style-name="P13">a&lt;b : a inferieur a b</text:p>
      <text:p text:style-name="P13"/>
      <text:p text:style-name="P21">operateur avec verification sur plusieurs valeurs</text:p>
      <text:p text:style-name="P14"/>
      <text:p text:style-name="P14">&amp;&amp; : et</text:p>
      <text:p text:style-name="P14">|| : ou</text:p>
      <text:p text:style-name="P14"/>
      <text:p text:style-name="P15">exemple :</text:p>
      <text:p text:style-name="P15"/>
      <text:p text:style-name="P15">do{</text:p>
      <text:p text:style-name="P15">verser(eau) ;</text:p>
      <text:p text:style-name="P15">}while (volume.eau &lt; (2/3) Volume.Casserole) ;</text:p>
      <text:p text:style-name="P15"/>
      <text:p text:style-name="P16">if(sel!=null){</text:p>
      <text:p text:style-name="P16">ajouter(sel) ;</text:p>
      <text:p text:style-name="P16">}else{</text:p>
      <text:p text:style-name="P16">engueuller(jimmy)</text:p>
      <text:p text:style-name="P16">}else if (sel!=null &amp;&amp; sel == ''rose''){</text:p>
      <text:p text:style-name="P16">aller(''au chiottes '') ;</text:p>
      <text:p text:style-name="P16">}</text:p>
      <text:p text:style-name="P18"><text:soft-page-break/>exemple voir tableau</text:p>
      <text:p text:style-name="P17"/>
      <text:p text:style-name="P17">class =''rectangle '' ;</text:p>
      <text:p text:style-name="P17">getElementByTagName (nom) ;</text:p>
      <text:p text:style-name="P17">getElementsByClassName (nom) ;</text:p>
      <text:p text:style-name="P17"/>
      <text:p text:style-name="P18">var = r ;</text:p>
      <text:p text:style-name="P18">var i = 0 ;</text:p>
      <text:p text:style-name="P18"/>
      <text:p text:style-name="P18">while (i &lt; listeEnfant){</text:p>
      <text:p text:style-name="P18">if(listeEnfant[i] class== ''rectangle''){</text:p>
      <text:p text:style-name="P18">r.add(listeEnfant [i]) ;</text:p>
      <text:p text:style-name="P18">}r[i] <text:s text:c="69"/></text:p>
      <text:p text:style-name="P18">i++ ; // i = i+1 ;</text:p>
      <text:p text:style-name="P18">}</text:p>
      <text:p text:style-name="P18"/>
      <text:p text:style-name="P18">tableau [index]</text:p>
      <text:p text:style-name="P18"/>
      <text:p text:style-name="P18">body</text:p>
      <table:table table:name="Tableau1" table:style-name="Tableau1">
        <table:table-column table:style-name="Tableau1.A"/>
        <table:table-row>
          <table:table-cell table:style-name="Tableau1.A1" office:value-type="string">
            <table:table table:name="Tableau4" table:style-name="Tableau4">
              <table:table-column table:style-name="Tableau4.A"/>
              <table:table-column table:style-name="Tableau4.B"/>
              <table:table-row>
                <table:table-cell table:style-name="Tableau4.A1" office:value-type="string">
                  <text:p text:style-name="P19">Header</text:p>
                </table:table-cell>
                <table:table-cell table:style-name="Tableau4.B1" office:value-type="string">
                  <text:p text:style-name="P19">0</text:p>
                </table:table-cell>
              </table:table-row>
              <table:table-row>
                <table:table-cell table:style-name="Tableau4.A2" office:value-type="string">
                  <text:p text:style-name="P19">Nav</text:p>
                </table:table-cell>
                <table:table-cell table:style-name="Tableau4.B2" office:value-type="string">
                  <text:p text:style-name="P19">1</text:p>
                </table:table-cell>
              </table:table-row>
              <table:table-row>
                <table:table-cell table:style-name="Tableau4.A2" office:value-type="string">
                  <text:p text:style-name="P19">Section</text:p>
                </table:table-cell>
                <table:table-cell table:style-name="Tableau4.B2" office:value-type="string">
                  <text:p text:style-name="P19">2</text:p>
                </table:table-cell>
              </table:table-row>
              <table:table-row>
                <table:table-cell table:style-name="Tableau4.A2" office:value-type="string">
                  <text:p text:style-name="P19">Section</text:p>
                </table:table-cell>
                <table:table-cell table:style-name="Tableau4.B2" office:value-type="string">
                  <text:p text:style-name="P19">3</text:p>
                </table:table-cell>
              </table:table-row>
              <table:table-row>
                <table:table-cell table:style-name="Tableau4.A2" office:value-type="string">
                  <text:p text:style-name="P19">Section</text:p>
                </table:table-cell>
                <table:table-cell table:style-name="Tableau4.B2" office:value-type="string">
                  <text:p text:style-name="P19">4</text:p>
                </table:table-cell>
              </table:table-row>
              <table:table-row>
                <table:table-cell table:style-name="Tableau4.A2" office:value-type="string">
                  <text:p text:style-name="P19">Footer</text:p>
                </table:table-cell>
                <table:table-cell table:style-name="Tableau4.B2" office:value-type="string">
                  <text:p text:style-name="P19">5</text:p>
                </table:table-cell>
              </table:table-row>
            </table:table>
            <text:p text:style-name="P19"/>
          </table:table-cell>
        </table:table-row>
        <table:table-row>
          <table:table-cell table:style-name="Tableau1.A2" office:value-type="string">
            <text:p text:style-name="P19"/>
          </table:table-cell>
        </table:table-row>
      </table:table>
      <text:p text:style-name="P22"/>
      <text:p text:style-name="P26"/>
      <text:p text:style-name="P12"/>
      <text:p text:style-name="P12"/>
      <text:p text:style-name="P23">Doument represente la balise html</text:p>
      <text:p text:style-name="P23">window represente la fenetre du navigateur</text:p>
      <text:p text:style-name="P23"/>
      <text:p text:style-name="P23"/>
      <text:p text:style-name="P25">diffenrence entre fonction et methode</text:p>
      <text:p text:style-name="P25">la methode utilise l'objet</text:p>
      <text:p text:style-name="P25"/>
      <text:p text:style-name="P9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3T09:27:58.089287578</meta:creation-date>
    <dc:date>2016-05-17T16:47:05.105633686</dc:date>
    <meta:editing-duration>PT2H46M25S</meta:editing-duration>
    <meta:editing-cycles>17</meta:editing-cycles>
    <meta:generator>LibreOffice/4.2.8.2$Linux_X86_64 LibreOffice_project/420m0$Build-2</meta:generator>
    <meta:document-statistic meta:table-count="2" meta:image-count="0" meta:object-count="0" meta:page-count="2" meta:paragraph-count="72" meta:word-count="236" meta:character-count="1342" meta:non-whitespace-character-count="1102"/>
  </office:meta>
</office:document-meta>
</file>